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1in"/>
    </style:style>
    <style:style style:name="Table1.B" style:family="table-column">
      <style:table-column-properties style:column-width="3.35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Sanity Testing</text:span> é um tipo de teste <text:span text:style-name="Strong_20_Emphasis">rápido e direcionado</text:span>, realizado para verificar se uma <text:span text:style-name="Strong_20_Emphasis">correção específica</text:span> ou uma pequena alteração no software funcionou como esperado <text:span text:style-name="Strong_20_Emphasis">sem introduzir novos erros</text:span> em funcionalidades relacionadas.</text:p>
      <text:p text:style-name="Horizontal_20_Line"/>
      <text:h text:style-name="Heading_20_2" text:outline-level="2"><text:span text:style-name="Strong_20_Emphasis">Objetivo Principal</text:span></text:h>
      <text:p text:style-name="Text_20_body">✅ <text:span text:style-name="Strong_20_Emphasis">Validar mudanças recentes</text:span> – Garantir que uma correção ou nova funcionalidade não quebrou áreas críticas próximas.<text:line-break/>✅ <text:span text:style-name="Strong_20_Emphasis">Evitar testes desnecessários</text:span> – Se o teste falhar, a equipe para e corrige antes de prosseguir com testes mais abrangentes.</text:p>
      <text:p text:style-name="Horizontal_20_Line"/>
      <text:h text:style-name="Heading_20_2" text:outline-level="2"><text:span text:style-name="Strong_20_Emphasis">Características</text:span></text:h>
      <text:p text:style-name="Text_20_body">✔ <text:span text:style-name="Strong_20_Emphasis">Focado em uma área específica</text:span> (não testa todo o sistema).<text:line-break/>✔ <text:span text:style-name="Strong_20_Emphasis">Rápido e superficial</text:span> (minutos ou poucas horas).<text:line-break/>✔ <text:span text:style-name="Strong_20_Emphasis">Executado após correções ou pequenas alterações</text:span>.<text:line-break/>✔ <text:span text:style-name="Strong_20_Emphasis">Pode ser manual ou automatizado</text:span>.</text:p>
      <text:p text:style-name="Horizontal_20_Line"/>
      <text:h text:style-name="Heading_20_2" text:outline-level="2"><text:span text:style-name="Strong_20_Emphasis">Exemplos de Casos de Teste</text:span></text:h>
      <text:list xml:id="list4045765479" text:style-name="L1">
        <text:list-item>
          <text:p text:style-name="P1"><text:span text:style-name="Strong_20_Emphasis">Correção de Bug em Login:</text:span></text:p>
          <text:list>
            <text:list-item>
              <text:p text:style-name="P1">Verificar se o usuário consegue logar após a correção.</text:p>
            </text:list-item>
            <text:list-item>
              <text:p text:style-name="P1">Validar se a mensagem de erro para credenciais inválidas ainda aparece.</text:p>
            </text:list-item>
          </text:list>
        </text:list-item>
        <text:list-item>
          <text:p text:style-name="P1"><text:span text:style-name="Strong_20_Emphasis">Atualização de API:</text:span></text:p>
          <text:list>
            <text:list-item>
              <text:p text:style-name="P1">Testar se o endpoint modificado retorna a resposta esperada.</text:p>
            </text:list-item>
            <text:list-item>
              <text:p text:style-name="P1">Verificar se outras APIs que dependem dele ainda funcionam.</text:p>
            </text:list-item>
          </text:list>
        </text:list-item>
      </text:list>
      <text:p text:style-name="Horizontal_20_Line"/>
      <text:h text:style-name="Heading_20_2" text:outline-level="2"><text:span text:style-name="Strong_20_Emphasis">Diferença entre Sanity Test e Smoke Tes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anity Testing</text:span></text:p>
            </table:table-cell>
            <table:table-cell table:style-name="Table1.A1" office:value-type="string">
              <text:p text:style-name="Table_20_Heading"><text:span text:style-name="Strong_20_Emphasis">Smoke Testing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Foca em <text:span text:style-name="Strong_20_Emphasis">uma área específica</text:span> após uma mudança.</text:p>
          </table:table-cell>
          <table:table-cell table:style-name="Table1.A1" office:value-type="string">
            <text:p text:style-name="Table_20_Contents">Verifica <text:span text:style-name="Strong_20_Emphasis">funcionalidades críticas</text:span> da build inteira.</text:p>
          </table:table-cell>
        </table:table-row>
        <table:table-row>
          <table:table-cell table:style-name="Table1.A1" office:value-type="string">
            <text:p text:style-name="Table_20_Contents">Direcionado e técnico.</text:p>
          </table:table-cell>
          <table:table-cell table:style-name="Table1.A1" office:value-type="string">
            <text:p text:style-name="Table_20_Contents">Amplo e raso.</text:p>
          </table:table-cell>
        </table:table-row>
        <table:table-row>
          <table:table-cell table:style-name="Table1.A1" office:value-type="string">
            <text:p text:style-name="Table_20_Contents">"A correção X funcionou sem afetar o entorno?"</text:p>
          </table:table-cell>
          <table:table-cell table:style-name="Table1.A1" office:value-type="string">
            <text:p text:style-name="Table_20_Contents">"O sistema está minimamente funcional?"</text:p>
          </table:table-cell>
        </table:table-row>
      </table:table>
      <text:p text:style-name="Horizontal_20_Line"/>
      <text:h text:style-name="Heading_20_2" text:outline-level="2"><text:span text:style-name="Strong_20_Emphasis">Quando Usar?</text:span></text:h>
      <text:list xml:id="list1416315855" text:style-name="L2">
        <text:list-item>
          <text:p text:style-name="P2">Após <text:span text:style-name="Strong_20_Emphasis">correções de bugs</text:span> ou pequenas alterações.</text:p>
        </text:list-item>
        <text:list-item>
          <text:p text:style-name="P2"><text:soft-page-break/>Antes de <text:span text:style-name="Strong_20_Emphasis">testes de regressão</text:span> mais profundos.</text:p>
        </text:list-item>
        <text:list-item>
          <text:p text:style-name="P2">Em <text:span text:style-name="Strong_20_Emphasis">pipelines de CI/CD</text:span> para validar mudanças rápidas.</text:p>
        </text:list-item>
      </text:list>
      <text:p text:style-name="Horizontal_20_Line"/>
      <text:h text:style-name="Heading_20_2" text:outline-level="2"><text:span text:style-name="Strong_20_Emphasis">Vantagens</text:span></text:h>
      <text:p text:style-name="Text_20_body">🚀 <text:span text:style-name="Strong_20_Emphasis">Detecta problemas localizados rapidamente</text:span>.<text:line-break/>🚀 <text:span text:style-name="Strong_20_Emphasis">Economiza tempo</text:span> ao evitar testes desnecessários em áreas estáveis.<text:line-break/>🚀 <text:span text:style-name="Strong_20_Emphasis">Pode ser automatizado</text:span> (ex.: scripts para testar APIs ou fluxos específicos).</text:p>
      <text:p text:style-name="Horizontal_20_Line"/>
      <text:h text:style-name="Heading_20_2" text:outline-level="2"><text:span text:style-name="Strong_20_Emphasis">Ferramentas para Automação</text:span></text:h>
      <text:list xml:id="list1453839082" text:style-name="L3">
        <text:list-item>
          <text:p text:style-name="P3"><text:span text:style-name="Strong_20_Emphasis">Postman</text:span> (APIs).</text:p>
        </text:list-item>
        <text:list-item>
          <text:p text:style-name="P3"><text:span text:style-name="Strong_20_Emphasis">Selenium</text:span> (Web).</text:p>
        </text:list-item>
        <text:list-item>
          <text:p text:style-name="P3"><text:span text:style-name="Strong_20_Emphasis">TestNG/JUnit</text:span> (Framework para organizar testes)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Sanity Testing</text:span> é um "pente-fino" estratégico no processo de QA, garantindo que <text:span text:style-name="Strong_20_Emphasis">mudanças pontuais não causem efeitos colaterais</text:span>. Ele complementa o Smoke Testing, sendo mais direcionado e técnico.</text:p>
      <text:p text:style-name="Text_20_body"><text:span text:style-name="Strong_20_Emphasis">Dica:</text:span> Em times ágeis, sanity tests são úteis para validar <text:span text:style-name="Strong_20_Emphasis">hotfixes</text:span> ou atualizações críticas antes de liberar uma vers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7:46:49.913003669</meta:creation-date>
    <dc:date>2025-05-06T17:50:02.884923276</dc:date>
    <meta:editing-duration>PT3M13S</meta:editing-duration>
    <meta:editing-cycles>1</meta:editing-cycles>
    <meta:document-statistic meta:table-count="1" meta:image-count="0" meta:object-count="0" meta:page-count="2" meta:paragraph-count="34" meta:word-count="325" meta:character-count="2092" meta:non-whitespace-character-count="1811"/>
    <meta:generator>LibreOffice/7.3.7.2$Linux_X86_64 LibreOffice_project/30$Build-2</meta:generator>
  </office:meta>
</office:document-meta>
</file>